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justify" fo:margin-bottom="10.00pt"/>
    </style:style>
    <style:style style:name="P6" style:family="paragraph">
      <style:paragraph-properties fo:line-height="115.00%" fo:text-align="left" fo:margin-bottom="10.00pt"/>
    </style:style>
  </office:automatic-styles>
  <office:body>
    <office:text>
      <text:p text:style-name="P1"><text:span text:style-name="T1"/></text:p>
      <text:p text:style-name="P1"><text:span text:style-name="T1">Développeuse / Integratrice web junior</text:span></text:p>
      <text:p text:style-name="P1"><text:span text:style-name="T1">En Candidature Spontanée.</text:span></text:p>
      <text:p text:style-name="P2"><text:span text:style-name="T1">Mme CHABANE Djamila</text:span></text:p>
      <text:p text:style-name="P2"><text:span text:style-name="T1">27 Avenue Gambetta</text:span></text:p>
      <text:p text:style-name="P2"><text:span text:style-name="T1">94600 Choisy Le Roi</text:span></text:p>
      <text:p text:style-name="P2"><text:span text:style-name="T1"><text:tab/><text:tab/><text:tab/><text:s text:c="23"/>A l’attention de Madame, Monsieur Le responsable.</text:span></text:p>
      <text:p text:style-name="P2"><text:span text:style-name="T1"/></text:p>
      <text:p text:style-name="P3"><text:span text:style-name="T1"><text:tab/><text:tab/>Paris le Mercredi 27 Mars 2019</text:span></text:p>
      <text:p text:style-name="P4"><text:span text:style-name="T1">Madame, Monsieur,</text:span></text:p>
      <text:p text:style-name="P5"><text:span text:style-name="T1"><text:tab/>Dans le cadre de ma formation, d’ integrateur, développeur web junior, je recherche un poste de stagiaire développeur web<text:s text:c="2"/>à compter du 16/06/2019 et pour une durée de un mois renouvelable.</text:span></text:p>
      <text:p text:style-name="P5"><text:span text:style-name="T1"/></text:p>
      <text:p text:style-name="P5"><text:span text:style-name="T1"><text:tab/>Le but de ce stage en entreprise est de consolider mes connaissances et mon savoir-faire tout en m'imprégnant du contexte du monde professionnel et de ses contraintes en termes de délais. Forte des connaissances théoriques et pratiques acquises depuis le début de ma formation, je possède d'ores et déjà une bonne maîtrise des langages de programmation et des lignes de codes informatiques.</text:span></text:p>
      <text:p text:style-name="P5"><text:span text:style-name="T1"><text:tab/>Volontaire, ayant le goût de l'initiative et du challenge, j'aime travailler en équipe. Disponible rapidement, je me tiens à votre disposition pour un entretien plus approfondie de ma candidature.</text:span></text:p>
      <text:p text:style-name="P5"><text:span text:style-name="T1">Dans cette attente, je vous prie d'agréer, Madame, Monsieur, l'expression de mes salutations distinguées.</text:span></text:p>
      <text:p text:style-name="P6"><text:span text:style-name="T1"><text:s text:c="58"/></text:span></text:p>
      <text:p text:style-name="P6"><text:span text:style-name="T1"><text:s text:c="106"/>CHABANE Djamil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